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5000000B9FAF4DF2D.png" manifest:media-type="image/png"/>
  <manifest:file-entry manifest:full-path="Pictures/1000000000000294000000E910361654.png" manifest:media-type="image/png"/>
  <manifest:file-entry manifest:full-path="Pictures/1000000000000234000000C73C16C6AF.png" manifest:media-type="image/png"/>
  <manifest:file-entry manifest:full-path="Pictures/1000000000000521000002F214D08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0.001cm" svg:height="11.486cm" draw:z-index="0"><draw:image xlink:href="Pictures/1000000000000521000002F214D0800E.png" xlink:type="simple" xlink:show="embed" xlink:actuate="onLoad" draw:mime-type="image/png"/></draw:frame></text:p>
      <text:p text:style-name="Standard"><draw:frame draw:style-name="fr2" draw:name="Imagen2" text:anchor-type="char" svg:x="1.041cm" svg:y="1.099cm" svg:width="14.921cm" svg:height="5.263cm" draw:z-index="1"><draw:image xlink:href="Pictures/1000000000000234000000C73C16C6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7cm" svg:height="6.001cm" draw:z-index="3"><draw:image xlink:href="Pictures/1000000000000294000000E910361654.png" xlink:type="simple" xlink:show="embed" xlink:actuate="onLoad" draw:mime-type="image/png"/></draw:frame><text:soft-page-break/></text:p>
      <text:p text:style-name="Standard"><draw:frame draw:style-name="fr4" draw:name="Imagen3" text:anchor-type="char" svg:width="13.808cm" svg:height="5.447cm" draw:z-index="2"><draw:image xlink:href="Pictures/10000000000001D5000000B9FAF4DF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6:09:42.970924766</meta:creation-date>
    <dc:date>2025-11-03T16:44:35.203929328</dc:date>
    <meta:editing-duration>PT24M3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25.2.3.2$Linux_X86_64 LibreOffice_project/520$Build-2</meta:generator>
  </office:meta>
</office:document-meta>
</file>